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vertical-align="auto"/>
      <style:text-properties fo:hyphenate="true"/>
    </style:style>
    <style:style style:name="T2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3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4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6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8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10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P11" style:parent-style-name="Normal" style:family="paragraph">
      <style:paragraph-properties style:vertical-align="auto"/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 fo:hyphenate="true"/>
    </style:style>
    <style:style style:name="P12" style:parent-style-name="Normal" style:family="paragraph">
      <style:paragraph-properties style:vertical-align="auto"/>
      <style:text-properties fo:hyphenate="true"/>
    </style:style>
    <style:style style:name="T13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14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P15" style:parent-style-name="Normal" style:family="paragraph">
      <style:paragraph-properties style:vertical-align="auto"/>
      <style:text-properties fo:hyphenate="true"/>
    </style:style>
    <style:style style:name="T16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1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18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1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20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2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22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P23" style:parent-style-name="Normal" style:family="paragraph">
      <style:paragraph-properties style:vertical-align="auto"/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 fo:hyphenate="true"/>
    </style:style>
    <style:style style:name="P24" style:parent-style-name="Normal" style:family="paragraph">
      <style:paragraph-properties style:vertical-align="auto"/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 fo:hyphenate="true"/>
    </style:style>
  </office:automatic-styles>
  <office:body>
    <office:text text:use-soft-page-breaks="true">
      <text:p text:style-name="P1"><text:span text:style-name="T2">Bonjour,</text:span><text:span text:style-name="T3"><text:line-break/></text:span><text:span text:style-name="T4">Je viens vous faire part de ma motivation à l’idée d’intégrer votre entreprise dans le cadre d’un contrat de stage </text:span><text:span text:style-name="T5">non rémunéré</text:span><text:span text:style-name="T6"> du </text:span><text:span text:style-name="T7">20/03/2023</text:span><text:span text:style-name="T8"> au </text:span><text:span text:style-name="T9">02/06/2023</text:span><text:span text:style-name="T10"><text:s/>à Toulouse comme Développeuse Web.</text:span></text:p>
      <text:p text:style-name="P11">Ainsi, du fait des 8 mois de<text:s/>formation préalables à mon arrivée au sein de l’entreprise, au-delà des qualités personnelles (agilité, bon relationnel, rigueur) que je pourrai mettre à votre service, j’aurai acquis des compétences mobilisables dès mon embauche.<text:line-break/><text:line-break/>Pour finir, souhaitant vivement que mon profil et la proposition de collaboration que je viens vous faire suscitent votre intérêt, vous trouverez ci-joint mon CV.<text:line-break/><text:line-break/>Dans cette attente, je vous remercie d’avance pour votre considération à mon égard, et me tiens à<text:line-break/>votre disposition<text:s/>pour convenir d’un entretient de vive voix,<text:line-break/><text:line-break/>Bien cordialement,<text:line-break/>Jorgelina VIRE</text:p>
      <text:p text:style-name="Standard"/>
      <text:p text:style-name="Standard"/>
      <text:p text:style-name="P12"><text:span text:style-name="T13">Bonjour,</text:span><text:span text:style-name="T14"><text:line-break/></text:span></text:p>
      <text:p text:style-name="P15"><text:span text:style-name="T16">Suite à votre présence dans le salon CBC, je me permets de vous envoyer mon cv car je suis en recherche d'un stage </text:span><text:span text:style-name="T17">non rémunéré</text:span><text:span text:style-name="T18"> du </text:span><text:span text:style-name="T19">20/03/2023</text:span><text:span text:style-name="T20"> au </text:span><text:span text:style-name="T21">02/06/2023</text:span><text:span text:style-name="T22"> à Toulouse dans le développement web. </text:span></text:p>
      <text:p text:style-name="P23"/>
      <text:p text:style-name="P24">Ainsi, du fait des 8 mois de formation préalables à mon arrivée au sein de l’entreprise, au-delà des qualités personnelles (agilité, bon relationnel, rigueur) que je pourrai mettre à votre service, j’aurai acquis des compétences mobilisables dès mon embauche.<text:line-break/><text:line-break/>Pour finir, souhaitant vivement que mon profil et la proposition de collaboration que je viens vous faire suscitent votre intérêt, vous trouverez ci-joint mon CV.<text:line-break/><text:line-break/>Dans cette attente, je vous remercie d’avance pour votre considération à mon égard, et me tiens à<text:line-break/>votre disposition pour convenir d’un entretien de vive voix,<text:line-break/><text:line-break/>Bien cordialement,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rgelina</dc:creator>
    <meta:creation-date>2022-10-10T15:57:00Z</meta:creation-date>
    <dc:date>2022-11-22T15:51:00Z</dc:date>
    <meta:template xlink:href="Normal" xlink:type="simple"/>
    <meta:editing-cycles>5</meta:editing-cycles>
    <meta:editing-duration>PT7860S</meta:editing-duration>
    <meta:document-statistic meta:page-count="1" meta:paragraph-count="3" meta:word-count="251" meta:character-count="1630" meta:row-count="11" meta:non-whitespace-character-count="1382"/>
  </office:meta>
</office:document-meta>
</file>